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465a4" draw:fill="solid" draw:fill-color="#dee6ef" draw:textarea-vertical-align="top" draw:auto-grow-height="false" fo:min-height="1.18cm" fo:min-width="1.724cm"/>
      <style:paragraph-properties style:writing-mode="lr-tb"/>
    </style:style>
    <style:style style:name="gr2" style:family="graphic" style:parent-style-name="Default_20_fill">
      <style:graphic-properties fo:min-height="1.655cm" fo:min-width="3.945cm"/>
      <style:paragraph-properties style:writing-mode="lr-tb"/>
    </style:style>
    <style:style style:name="gr3" style:family="graphic" style:parent-style-name="Default_20_fill">
      <style:graphic-properties/>
      <style:paragraph-properties style:writing-mode="lr-tb"/>
    </style:style>
    <style:style style:name="gr4" style:family="graphic" style:parent-style-name="objectwithoutfill">
      <style:graphic-properties svg:stroke-color="#3465a4" draw:fill="solid" draw:fill-color="#dee6ef" draw:textarea-vertical-align="middle" draw:auto-grow-height="false" fo:min-height="1.655cm" fo:min-width="3.945cm"/>
      <style:paragraph-properties style:writing-mode="lr-tb"/>
    </style:style>
    <style:style style:name="gr5" style:family="graphic" style:parent-style-name="objectwithoutfill">
      <style:graphic-properties draw:stroke="solid" svg:stroke-width="0.081cm" draw:marker-start-width="0.321cm" draw:marker-end="Arrowheads_20_6" draw:marker-end-width="0.421cm" svg:stroke-linecap="butt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svg:stroke-width="0.081cm" draw:marker-start-width="0.321cm" draw:marker-end="Arrowheads_20_7" draw:marker-end-width="0.421cm" svg:stroke-linecap="butt" draw:fill="none" draw:textarea-vertical-align="middle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draw:stroke="solid" svg:stroke-width="0.081cm" draw:marker-start-width="0.321cm" draw:marker-end="Arrowheads_20_8" draw:marker-end-width="0.421cm" svg:stroke-linecap="butt" draw:fill="none" draw:textarea-vertical-align="middle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draw:stroke="solid" svg:stroke-width="0.081cm" draw:marker-start-width="0.321cm" draw:marker-end="Arrowheads_20_9" draw:marker-end-width="0.421cm" svg:stroke-linecap="butt" draw:fill="none" draw:textarea-vertical-align="middle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draw:stroke="solid" svg:stroke-width="0.081cm" draw:marker-start-width="0.321cm" draw:marker-end="Arrowheads_20_10" draw:marker-end-width="0.421cm" svg:stroke-linecap="butt" draw:fill="none" draw:textarea-vertical-align="middle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="solid" draw:fill-color="#dee6ef"/>
      <style:paragraph-properties fo:text-align="center" style:writing-mode="lr-tb"/>
      <style:text-properties fo:font-size="12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margin-top="0cm" fo:margin-bottom="0cm" fo:text-align="center"/>
      <style:text-properties fo:font-size="12pt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none"/>
      <style:paragraph-properties fo:margin-top="0cm" fo:margin-bottom="0cm"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margin-top="0cm" fo:margin-bottom="0cm" fo:text-align="center" style:writing-mode="lr-tb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custom-shape draw:style-name="gr1" draw:text-style-name="P2" xml:id="id2" draw:id="id2" draw:layer="layout" svg:width="4.446cm" svg:height="2.858cm" svg:x="1.269cm" svg:y="5.079cm">
          <text:p text:style-name="P1"><text:span text:style-name="T1">Lamp</text:span></text:p>
          <text:p text:style-name="P1"><text:span text:style-name="T1"><text:s/></text:span><text:span text:style-name="T1">plugged i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" draw:id="id1" draw:layer="layout" svg:width="4.445cm" svg:height="1.905cm" svg:x="1.27cm" svg:y="1.27cm">
          <text:p text:style-name="P3">Lamp doesn’t work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4.445cm" svg:height="1.905cm" svg:x="9.207cm" svg:y="5.565cm">
          <text:p text:style-name="P3">Plug in lam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5" draw:id="id5" draw:layer="layout" svg:width="4.445cm" svg:height="1.905cm" svg:x="9.207cm" svg:y="10.01cm">
          <text:p text:style-name="P3">Replace bul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4.445cm" svg:height="1.905cm" svg:x="1.27cm" svg:y="14.287cm">
          <text:p text:style-name="P1"><text:span text:style-name="T1">Repair Lam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4.446cm" svg:height="2.858cm" svg:x="1.269cm" svg:y="9.525cm">
          <text:p text:style-name="P1"><text:span text:style-name="T1">Bulb</text:span><text:span text:style-name="T1"><text:line-break/></text:span><text:span text:style-name="T1">burned ou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draw:type="line" svg:x1="3.493cm" svg:y1="3.175cm" svg:x2="3.492cm" svg:y2="5.079cm" draw:start-shape="id1" draw:start-glue-point="6" draw:end-shape="id2" draw:end-glue-point="4" svg:d="M3493 3175l-1 1904" svg:viewBox="0 0 2 1905">
          <text:p/>
        </draw:connector>
        <draw:connector draw:style-name="gr6" draw:text-style-name="P6" draw:layer="layout" draw:type="line" svg:x1="5.715cm" svg:y1="6.508cm" svg:x2="9.207cm" svg:y2="6.518cm" draw:start-shape="id2" draw:start-glue-point="7" draw:end-shape="id3" draw:end-glue-point="5" svg:d="M5715 6508l3492 10" svg:viewBox="0 0 3493 11">
          <text:p text:style-name="P5"><text:span text:style-name="T2">No</text:span></text:p>
          <text:p text:style-name="P5"><text:span text:style-name="T2"/></text:p>
        </draw:connector>
        <draw:connector draw:style-name="gr7" draw:text-style-name="P7" draw:layer="layout" draw:type="line" svg:x1="3.492cm" svg:y1="7.937cm" svg:x2="3.492cm" svg:y2="9.525cm" draw:start-shape="id2" draw:start-glue-point="6" draw:end-shape="id4" draw:end-glue-point="4" svg:d="M3492 7937v1588" svg:viewBox="0 0 1 1589">
          <text:p text:style-name="P5"><text:span text:style-name="T1"><text:s text:c="10"/></text:span><text:span text:style-name="T1">Yes</text:span></text:p>
        </draw:connector>
        <draw:connector draw:style-name="gr8" draw:text-style-name="P7" draw:layer="layout" draw:type="line" svg:x1="5.715cm" svg:y1="10.954cm" svg:x2="9.207cm" svg:y2="10.963cm" draw:start-shape="id4" draw:start-glue-point="7" draw:end-shape="id5" draw:end-glue-point="5" svg:d="M5715 10954l3492 9" svg:viewBox="0 0 3493 10">
          <text:p text:style-name="P5"><text:span text:style-name="T1">Yes</text:span></text:p>
          <text:p text:style-name="P5"><text:span text:style-name="T1"/></text:p>
        </draw:connector>
        <draw:connector draw:style-name="gr9" draw:text-style-name="P7" draw:layer="layout" draw:type="line" svg:x1="3.492cm" svg:y1="12.383cm" svg:x2="3.493cm" svg:y2="14.287cm" draw:start-shape="id4" draw:start-glue-point="6" draw:end-shape="id6" draw:end-glue-point="4" svg:d="M3492 12383l1 1904" svg:viewBox="0 0 2 1905">
          <text:p text:style-name="P5"><text:span text:style-name="T1"><text:s text:c="8"/></text:span><text:span text:style-name="T1">No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fill" style:display-name="Default fill" style:family="graphic" style:parent-style-name="standard">
      <style:graphic-properties svg:stroke-color="#3465a4" draw:fill="solid" draw:fill-color="#dee6ef" draw:textarea-vertical-align="middle" draw:auto-grow-height="false" fo:min-height="1.655cm" fo:min-width="3.945cm"/>
      <style:paragraph-properties fo:text-align="center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75cm" fo:page-height="29.2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en-US</dc:title>
    <meta:generator>Collabora_Office/21.06.15.1$MacOSX_AARCH64 LibreOffice_project/60a66e4bf6afbf5d4221dab436bb1aca744a7ddf</meta:generator>
    <dc:date>2022-02-19T17:12:19.467073257</dc:date>
    <dc:creator>Julius Härtl</dc:creator>
    <meta:editing-duration>PT16M45S</meta:editing-duration>
    <meta:editing-cycles>4</meta:editing-cycles>
    <meta:document-statistic meta:object-count="11"/>
  </office:meta>
</office:document-meta>
</file>